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 style:shadow="none"/>
    </style:style>
    <style:style style:name="Table1.A" style:family="table-column">
      <style:table-column-properties style:column-width="103.21mm"/>
    </style:style>
    <style:style style:name="Table1.B" style:family="table-column">
      <style:table-column-properties style:column-width="2.72mm"/>
    </style:style>
    <style:style style:name="Table1.C" style:family="table-column">
      <style:table-column-properties style:column-width="27.06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85pt solid #000001" fo:border-top="0.6pt solid #000001" fo:border-bottom="none"/>
    </style:style>
    <style:style style:name="Table1.B1" style:family="table-cell">
      <style:table-cell-properties style:vertical-align="" fo:padding="0mm" fo:border-left="0.8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padding="0mm" fo:border-left="0.6pt solid #000001" fo:border-right="0.85pt solid #000001" fo:border-top="none" fo:border-bottom="0.6pt solid #000001"/>
    </style:style>
    <style:style style:name="Table1.B2" style:family="table-cell">
      <style:table-cell-properties style:vertical-align="" fo:padding="0mm" fo:border-left="0.85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10.78mm" fo:keep-together="auto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9mm" fo:margin-left="0.25mm" table:align="left" style:shadow="none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4mm"/>
    </style:style>
    <style:style style:name="Table2.C" style:family="table-column">
      <style:table-column-properties style:column-width="48.6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6.47mm" fo:keep-together="auto"/>
    </style:style>
    <style:style style:name="Table2.A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4.52mm" fo:keep-together="auto"/>
    </style:style>
    <style:style style:name="Table2.A3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2.B3" style:family="table-cell">
      <style:table-cell-properties style:vertical-align="middle" fo:padding="0mm" fo:border-left="0.6pt solid #000001" fo:border-right="0.6pt solid #000001" fo:border-top="none" fo:border-bottom="none"/>
    </style:style>
    <style:style style:name="Table2.4" style:family="table-row">
      <style:table-row-properties style:row-height="4mm" fo:keep-together="auto"/>
    </style:style>
    <style:style style:name="Table2.6" style:family="table-row">
      <style:table-row-properties style:row-height="7.55mm" fo:keep-together="auto"/>
    </style:style>
    <style:style style:name="Table2.7" style:family="table-row">
      <style:table-row-properties style:row-height="8.01mm" fo:keep-together="auto"/>
    </style:style>
    <style:style style:name="Table2.B7" style:family="table-cell">
      <style:table-cell-properties style:vertical-align="bottom" fo:padding="0mm" fo:border-left="0.6pt solid #000001" fo:border-right="0.6pt solid #000001" fo:border-top="none" fo:border-bottom="none"/>
    </style:style>
    <style:style style:name="Table2.8" style:family="table-row">
      <style:table-row-properties style:row-height="3.86mm" fo:keep-together="auto"/>
    </style:style>
    <style:style style:name="Table2.9" style:family="table-row">
      <style:table-row-properties style:row-height="3.88mm" fo:keep-together="auto"/>
    </style:style>
    <style:style style:name="Table2.10" style:family="table-row">
      <style:table-row-properties style:row-height="41.01mm" fo:keep-together="auto"/>
    </style:style>
    <style:style style:name="Table2.A10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4mm"/>
    </style:style>
    <style:style style:name="Table3.B" style:family="table-column">
      <style:table-column-properties style:column-width="102.48mm"/>
    </style:style>
    <style:style style:name="Table3.1" style:family="table-row">
      <style:table-row-properties style:row-height="18.2mm" fo:keep-together="auto"/>
    </style:style>
    <style:style style:name="Table3.A1" style:family="table-cell">
      <style:table-cell-properties style:vertical-align="" fo:padding="0mm" fo:border="none"/>
    </style:style>
    <style:style style:name="P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3.18mm" fo:margin-bottom="0mm" fo:line-height="133%" fo:text-align="center" style:justify-single-word="false" fo:text-indent="0mm" style:auto-text-indent="false">
        <style:tab-stops>
          <style:tab-stop style:position="101.78mm" style:type="right"/>
        </style:tab-stops>
      </style:paragraph-properties>
    </style:style>
    <style:style style:name="P5" style:family="paragraph" style:parent-style-name="Standard">
      <style:paragraph-properties fo:margin-left="0mm" fo:margin-right="0mm" fo:margin-top="3.18mm" fo:margin-bottom="0mm" fo:line-height="83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6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8" style:family="paragraph" style:parent-style-name="Standard">
      <style:paragraph-properties fo:margin-top="0mm" fo:margin-bottom="1.55mm" fo:line-height="0.35mm"/>
    </style:style>
    <style:style style:name="P9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10" style:family="paragraph" style:parent-style-name="Standard">
      <style:paragraph-properties fo:margin-top="0mm" fo:margin-bottom="7.16mm" fo:line-height="0.35mm"/>
    </style:style>
    <style:style style:name="P11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6.07mm" style:type="right"/>
        </style:tab-stops>
      </style:paragraph-properties>
    </style:style>
    <style:style style:name="P12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13" style:family="paragraph" style:parent-style-name="Standard">
      <style:paragraph-properties fo:margin-top="0mm" fo:margin-bottom="4.69mm" fo:line-height="0.35mm"/>
    </style:style>
    <style:style style:name="P1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15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P16" style:family="paragraph" style:parent-style-name="Standard" style:master-page-name="Standard">
      <style:paragraph-properties fo:margin-top="0.11mm" fo:margin-bottom="0mm" fo:line-height="0.35mm" style:page-number="auto"/>
    </style:style>
    <style:style style:name="P17" style:family="paragraph" style:parent-style-name="Standard">
      <style:paragraph-properties fo:margin-left="0mm" fo:margin-right="0mm" fo:margin-top="0mm" fo:margin-bottom="0mm" fo:line-height="150%" fo:text-align="center" style:justify-single-word="false" fo:text-indent="0mm" style:auto-text-indent="false"/>
      <style:text-properties fo:color="#000000" style:text-line-through-style="none" style:text-position="0% 100%" style:font-name="Times New Roman" fo:font-size="7pt" fo:letter-spacing="0.35mm" fo:language="en" fo:country="US" style:font-size-asian="7pt" style:text-scale="100%"/>
    </style:style>
    <style:style style:name="P1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5%"/>
    </style:style>
    <style:style style:name="P19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32mm" fo:language="en" fo:country="US" fo:font-weight="bold" style:font-size-asian="13.5pt" style:font-weight-asian="bold" style:text-scale="95%"/>
    </style:style>
    <style:style style:name="P2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21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P23" style:family="paragraph" style:parent-style-name="Standard">
      <style:paragraph-properties fo:margin-left="0mm" fo:margin-right="0mm" fo:margin-top="0mm" fo:margin-bottom="0mm" fo:line-height="3.55mm" fo:text-align="start" style:justify-single-word="false" fo:text-indent="0mm" style:auto-text-indent="false" fo:break-before="column"/>
    </style:style>
    <style:style style:name="P24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25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1.91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7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0mm" fo:margin-top="3.81mm" fo:margin-bottom="0mm" fo:line-height="75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9" style:family="paragraph" style:parent-style-name="Standard">
      <style:paragraph-properties fo:margin-left="0mm" fo:margin-right="0mm" fo:margin-top="2.5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0" style:family="paragraph" style:parent-style-name="Standard" style:list-style-name="WWNum2">
      <style:paragraph-properties fo:margin-left="2.22mm" fo:margin-right="0mm" fo:margin-top="0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31" style:family="paragraph" style:parent-style-name="Standard">
      <style:paragraph-properties fo:margin-left="2.22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2" style:family="paragraph" style:parent-style-name="Standard">
      <style:paragraph-properties fo:margin-left="2.22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3" style:family="paragraph" style:parent-style-name="Standard" style:list-style-name="WWNum2">
      <style:paragraph-properties fo:margin-left="2.22mm" fo:margin-right="0mm" fo:margin-top="3.18mm" fo:margin-bottom="0mm" fo:line-height="100%" fo:text-align="start" style:justify-single-word="false" fo:text-indent="0mm" style:auto-text-indent="false">
        <style:tab-stops>
          <style:tab-stop style:position="8.57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4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35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6" style:family="paragraph" style:parent-style-name="Standard" style:list-style-name="WWNum2">
      <style:paragraph-properties fo:margin-left="1.98mm" fo:margin-right="0mm" fo:margin-top="0mm" fo:margin-bottom="0mm" fo:line-height="100%" fo:text-align="start" style:justify-single-word="false" fo:text-indent="0mm" style:auto-text-indent="false">
        <style:tab-stops>
          <style:tab-stop style:position="8.3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2mm" fo:language="en" fo:country="US" style:font-size-asian="10.5pt" style:text-scale="100%"/>
    </style:style>
    <style:style style:name="P37" style:family="paragraph" style:parent-style-name="Standard">
      <style:paragraph-properties fo:margin-left="1.9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38" style:family="paragraph" style:parent-style-name="Standard">
      <style:paragraph-properties fo:margin-left="1.98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-0.14mm" fo:language="en" fo:country="US" style:font-size-asian="9pt" style:text-scale="100%"/>
    </style:style>
    <style:style style:name="P39" style:family="paragraph" style:parent-style-name="Standard">
      <style:paragraph-properties fo:margin-left="1.98mm" fo:margin-right="0mm" fo:margin-top="0.64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normal" fo:language="en" fo:country="US" fo:font-weight="bold" style:font-size-asian="9.5pt" style:font-weight-asian="bold" style:text-scale="100%"/>
    </style:style>
    <style:style style:name="P40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normal" style:font-size-asian="8.5pt" style:font-weight-asian="normal" style:font-weight-complex="normal" style:text-scale="100%"/>
    </style:style>
    <style:style style:name="P41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42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fo:font-weight="bold" style:font-size-asian="8.5pt" style:font-weight-asian="bold" style:text-scale="100%"/>
    </style:style>
    <style:style style:name="P43" style:family="paragraph" style:parent-style-name="Standard" style:list-style-name="WWNum2">
      <style:paragraph-properties fo:margin-left="8.89mm" fo:margin-right="3.18mm" fo:margin-top="0.64mm" fo:margin-bottom="0mm" fo:line-height="100%" fo:text-align="start" style:justify-single-word="false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44" style:family="paragraph" style:parent-style-name="Standard">
      <style:paragraph-properties fo:margin-left="3.8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45" style:family="paragraph" style:parent-style-name="Standard">
      <style:paragraph-properties fo:margin-left="3.8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P46" style:family="paragraph" style:parent-style-name="Standard">
      <style:paragraph-properties fo:margin-left="3.81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-0.11mm" fo:language="en" fo:country="US" fo:font-weight="bold" style:font-size-asian="9pt" style:font-weight-asian="bold" style:text-scale="100%"/>
    </style:style>
    <style:style style:name="P47" style:family="paragraph" style:parent-style-name="Standard">
      <style:paragraph-properties fo:margin-left="2.66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48" style:family="paragraph" style:parent-style-name="Standard">
      <style:paragraph-properties fo:margin-left="4.25mm" fo:margin-right="0mm" fo:margin-top="3.18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49" style:family="paragraph" style:parent-style-name="Standard">
      <style:paragraph-properties fo:margin-left="4.25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50" style:family="paragraph" style:parent-style-name="Standard">
      <style:paragraph-properties fo:margin-left="41.91mm" fo:margin-right="0mm" fo:margin-top="1.27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P51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52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6.07mm" style:type="right"/>
        </style:tab-stops>
      </style:paragraph-properties>
    </style:style>
    <style:style style:name="T1" style:family="text"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5%"/>
    </style:style>
    <style:style style:name="T2" style:family="text">
      <style:text-properties fo:color="#000000" style:text-line-through-style="none" style:text-position="0% 100%" style:font-name="Times New Roman" fo:font-size="10pt" fo:letter-spacing="0.04mm" fo:language="en" fo:country="US" fo:font-weight="bold" style:font-size-asian="10pt" style:font-weight-asian="bold" style:text-scale="115%"/>
    </style:style>
    <style:style style:name="T3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4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5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6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04mm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-0.05mm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1.09mm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11.5pt" fo:letter-spacing="normal" fo:language="en" fo:country="US" style:text-underline-style="solid" style:text-underline-width="auto" style:text-underline-color="font-color" style:font-size-asian="11.5pt" style:text-scale="100%"/>
    </style:style>
    <style:style style:name="T20" style:family="text">
      <style:text-properties fo:color="#000000" style:text-line-through-style="none" style:text-position="0% 100%" style:font-name="Times New Roman" fo:font-size="11.5pt" fo:letter-spacing="1.09mm" fo:language="en" fo:country="US" style:text-underline-style="solid" style:text-underline-width="auto" style:text-underline-color="font-color" style:font-size-asian="11.5pt" style:text-scale="100%"/>
    </style:style>
    <style:style style:name="T21" style:family="text">
      <style:text-properties fo:color="#000000" style:text-line-through-style="none" style:text-position="0% 100%" style:font-name="Times New Roman" fo:font-size="11.5pt" fo:letter-spacing="6.1mm" fo:language="en" fo:country="US" style:text-underline-style="solid" style:text-underline-width="auto" style:text-underline-color="font-color" style:font-size-asian="11.5pt" style:text-scale="100%"/>
    </style:style>
    <style:style style:name="T22" style:family="text">
      <style:text-properties fo:color="#000000" style:text-line-through-style="none" style:text-position="0% 100%" style:font-name="Times New Roman" fo:font-size="8pt" fo:letter-spacing="0.11mm" fo:language="en" fo:country="US" style:font-size-asian="8pt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6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7" style:family="text">
      <style:text-properties fo:color="#000000" style:text-line-through-style="none" style:text-position="super 58%" style:font-name="Times New Roman" fo:font-size="8pt" fo:letter-spacing="0.11mm" fo:language="en" fo:country="US" style:font-size-asian="8pt" style:text-scale="100%"/>
    </style:style>
    <style:style style:name="T28" style:family="text">
      <style:text-properties fo:font-weight="bold" style:font-name-asian="Calibri" style:language-asian="zh" style:country-asian="CN" style:font-weight-asian="bold" style:font-name-complex="Courier New" style:font-size-complex="16pt"/>
    </style:style>
    <style:style style:name="T29" style:family="text">
      <style:text-properties fo:font-size="11.5pt" fo:font-weight="bold" style:font-size-asian="11.5pt" style:font-weight-asian="bold" style:text-scale="90%"/>
    </style:style>
    <style:style style:name="T30" style:family="text">
      <style:text-properties fo:font-size="8.5pt" fo:letter-spacing="0.07mm" style:font-size-asian="8.5pt"/>
    </style:style>
    <style:style style:name="T31" style:family="text">
      <style:text-properties fo:font-size="8.5pt" fo:letter-spacing="0.07mm" fo:font-weight="normal" style:font-size-asian="8.5pt" style:font-weight-asian="normal" style:font-weight-complex="normal"/>
    </style:style>
    <style:style style:name="T32" style:family="text">
      <style:text-properties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33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2">
          <style:column style:rel-width="41377*" fo:start-indent="0mm" fo:end-indent="3.46mm"/>
          <style:column style:rel-width="24158*" fo:start-indent="3.46mm" fo:end-indent="0mm"/>
        </style:columns>
      </style:section-properties>
    </style:style>
    <style:style style:name="gr1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7">THE COMPANIES ACT<text:line-break/>(CHAPTER 50)</text:p>
            <text:p text:style-name="P18">Sections 146 (1), 173 (6) and 205</text:p>
            <text:p text:style-name="P3"><text:span text:style-name="T3">RETURN GIVING PARTICULARS IN<text:line-break/><text:line-break/>REGISTER OF DIRECTORS, MANAGERS,<text:line-break/><text:line-break/></text:span><text:span text:style-name="T4">SECRETARIES AND AUDITORS<text:line-break/><text:line-break/></text:span><text:span text:style-name="T3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9">FORM</text:p>
            <text:p text:style-name="P24">49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20">Folio No</text:p>
          </table:table-cell>
        </table:table-row>
      </table:table>
      <text:p text:style-name="P8"/>
      <text:p text:style-name="P21">Name of Company: <text:span text:style-name="T28"><text:placeholder text:placeholder-type="text">&lt;o.name&gt;</text:placeholder></text:span></text:p>
      <text:p text:style-name="P28">Company No:<text:span text:style-name="T29"> </text:span><text:span text:style-name="T28"><text:placeholder text:placeholder-type="text">&lt;o.uen&gt;</text:placeholder></text:span></text:p>
      <text:p text:style-name="P25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20173926701" text:style-name="WWNum2">
              <text:list-item>
                <text:p text:style-name="P30">Name</text:p>
              </text:list-item>
              <text:list-item>
                <text:p text:style-name="P33">Residential Address</text:p>
              </text:list-item>
            </text:list>
          </table:table-cell>
          <table:table-cell table:style-name="Table2.A1" office:value-type="string">
            <text:list xml:id="list1872500948" text:continue-numbering="true" text:style-name="WWNum2">
              <text:list-item>
                <text:p text:style-name="P34">NRIC/Passport No</text:p>
              </text:list-item>
              <text:list-item>
                <text:p text:style-name="P35">Nationality</text:p>
              </text:list-item>
              <text:list-item>
                <text:p text:style-name="P36">Occupation</text:p>
              </text:list-item>
            </text:list>
          </table:table-cell>
          <table:table-cell table:style-name="Table2.A1" office:value-type="string">
            <text:list xml:id="list289411570" text:continue-numbering="true" text:style-name="WWNum2">
              <text:list-item>
                <text:p text:style-name="P43"><text:span text:style-name="T12">Nature of Appointment/ </text:span><text:span text:style-name="T10">Change/Cessation and Effective Date</text:span></text:p>
              </text:list-item>
            </text:list>
            <text:p text:style-name="P9"><text:span text:style-name="T5">(For new companies, state </text:span><text:span text:style-name="T6">"Appointed with effect from </text:span><text:span text:style-name="T5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3" table:number-rows-spanned="6" office:value-type="string">
            <text:p text:style-name="P32"><text:span text:style-name="T32"><text:placeholder text:placeholder-type="text">&lt;get_director1(o.id)['name']&gt;</text:placeholder></text:span></text:p>
            <text:p text:style-name="P40"><text:placeholder text:placeholder-type="text">&lt;get_partner_street(get_director1(o.id)['id'])&gt;</text:placeholder></text:p>
            <text:p text:style-name="P42"><text:span text:style-name="T33"><text:placeholder text:placeholder-type="text">&lt;get_partner_street2(get_director1(o.id)['id'])&gt;</text:placeholder></text:span></text:p>
            <text:p text:style-name="P39"><text:span text:style-name="T31"><text:placeholder text:placeholder-type="text">&lt;get_partner_country(get_director1(o.id)['id'])&gt;</text:placeholder></text:span><text:span text:style-name="T31"> </text:span><text:span text:style-name="T31"><text:placeholder text:placeholder-type="text">&lt;get_partner_zip(get_director1(o.id)['id'])&gt;</text:placeholder></text:span></text:p>
          </table:table-cell>
          <table:table-cell table:style-name="Table2.B3" office:value-type="string">
            <text:p text:style-name="P51"><text:placeholder text:placeholder-type="text">&lt;get_director1(o.id)['nric']&gt;</text:placeholder></text:p>
          </table:table-cell>
          <table:table-cell table:style-name="Table2.B3" office:value-type="string">
            <text:p text:style-name="P47">Resigned with effect from</text:p>
          </table:table-cell>
        </table:table-row>
        <table:table-row table:style-name="Table2.4">
          <table:covered-table-cell/>
          <table:table-cell table:style-name="Table2.B3" office:value-type="string">
            <text:p text:style-name="P37">Singaporean</text:p>
          </table:table-cell>
          <table:table-cell table:style-name="Table2.B3" office:value-type="string">
            <text:p text:style-name="P47">DDMMYYYY</text:p>
          </table:table-cell>
        </table:table-row>
        <table:table-row table:style-name="Table2.4">
          <table:covered-table-cell/>
          <table:table-cell table:style-name="Table2.B3" office:value-type="string">
            <text:p text:style-name="P37">Director</text:p>
          </table:table-cell>
          <table:table-cell table:style-name="Table2.A3" office:value-type="string">
            <text:p text:style-name="P1"/>
          </table:table-cell>
        </table:table-row>
        <table:table-row table:style-name="Table2.6">
          <table:covered-table-cell/>
          <table:table-cell table:style-name="Table2.A3" office:value-type="string">
            <text:p text:style-name="P1"/>
          </table:table-cell>
          <table:table-cell table:style-name="Table2.A3" office:value-type="string">
            <text:p text:style-name="P1"/>
          </table:table-cell>
        </table:table-row>
        <table:table-row table:style-name="Table2.7">
          <table:covered-table-cell/>
          <table:table-cell table:style-name="Table2.B7" office:value-type="string">
            <text:p text:style-name="P38"/>
          </table:table-cell>
          <table:table-cell table:style-name="Table2.B7" office:value-type="string">
            <text:p text:style-name="P48"/>
          </table:table-cell>
        </table:table-row>
        <table:table-row table:style-name="Table2.8">
          <table:covered-table-cell/>
          <table:table-cell table:style-name="Table2.B3" office:value-type="string">
            <text:p text:style-name="P37"/>
          </table:table-cell>
          <table:table-cell table:style-name="Table2.B3" office:value-type="string">
            <text:p text:style-name="P49"/>
          </table:table-cell>
        </table:table-row>
        <table:table-row table:style-name="Table2.9">
          <table:table-cell table:style-name="Table2.B3" office:value-type="string">
            <text:p text:style-name="P44"/>
          </table:table-cell>
          <table:table-cell table:style-name="Table2.B3" office:value-type="string">
            <text:p text:style-name="P37"/>
          </table:table-cell>
          <table:table-cell table:style-name="Table2.A3" office:value-type="string">
            <text:p text:style-name="P1"/>
          </table:table-cell>
        </table:table-row>
        <table:table-row table:style-name="Table2.10">
          <table:table-cell table:style-name="Table2.A10" office:value-type="string">
            <text:p text:style-name="P45"/>
          </table:table-cell>
          <table:table-cell table:style-name="Table2.A10" office:value-type="string">
            <text:p text:style-name="P1"/>
          </table:table-cell>
          <table:table-cell table:style-name="Table2.A10" office:value-type="string">
            <text:p text:style-name="P1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span text:style-name="T14">Dated</text:span><text:span text:style-name="T13"> </text:span><text:span text:style-name="T7"><text:placeholder text:placeholder-type="text">&lt;get_datenow()&gt;</text:placeholder></text:span></text:p>
            <text:p text:style-name="P11"><text:span text:style-name="T14">This Form consists of this page </text:span><text:span text:style-name="T15">*and <text:s/>-<text:tab/></text:span><text:span text:style-name="T16">continuation sheet(s).</text:span></text:p>
          </table:table-cell>
          <table:table-cell table:style-name="Table3.A1" office:value-type="string">
            <text:p text:style-name="P12"><text:span text:style-name="T8">Signature</text:span><text:span text:style-name="T26">.</text:span></text:p>
            <text:p text:style-name="P4"><text:span text:style-name="T8">Name of *Director/Seeretary </text:span><text:span text:style-name="T7"><text:placeholder text:placeholder-type="text">&lt;get_director1(o.id)['name']&gt;</text:placeholder></text:span></text:p>
          </table:table-cell>
        </table:table-row>
      </table:table>
      <text:p text:style-name="P13"/>
      <text:p text:style-name="P22">*Delete where inapplicable.</text:p>
      <text:p text:style-name="P6"><text:span text:style-name="T22">1</text:span><text:span text:style-name="T27">-</text:span><text:span text:style-name="T22">Insert headings, ie, Directors, Managers, Secretaries or Auditors</text:span></text:p>
      <text:p text:style-name="P7"><text:span text:style-name="T23">Note: Attach Annexes for particulars of other directorships of public companies or their subsidiaries in Singapore. Changes in respect </text:span><text:span text:style-name="T24">of NRIC/Passport No and address notified herein will be updated by the Registry in all other companies of which the above persons are </text:span><text:span text:style-name="T25">officers and shareholders. Auditors need only give their firm's name address.</text:span></text:p>
      <text:p text:style-name="Standard"/>
      <text:section text:style-name="Sect1" text:name="TextSection">
        <text:p text:style-name="P2"><text:span text:style-name="T17">Lodged in the office of the Registrar of Companies &amp; </text:span><text:span text:style-name="T9">Businesses by</text:span></text:p>
        <text:p text:style-name="P26">Name:</text:p>
        <text:p text:style-name="P29">Address:</text:p>
        <text:p text:style-name="P5"><text:span text:style-name="T15">A/c No:<text:tab/></text:span><text:span text:style-name="T8">Tel </text:span><text:span text:style-name="T1">No:</text:span></text:p>
        <text:p text:style-name="P50">Fax No: </text:p>
        <text:p text:style-name="P23"><text:span text:style-name="T11">For Official </text:span><text:span text:style-name="T2">Use</text:span></text:p>
        <text:p text:style-name="P14"><text:span text:style-name="T18">Date of Registration: </text:span><text:span text:style-name="T8">Receipt No:</text:span></text:p>
        <text:p text:style-name="P27">Checked By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8.29mm" fo:margin-bottom="11.18mm" fo:margin-left="24.54mm" fo:margin-right="23.41mm" style:writing-mode="lr-tb" style:layout-grid-color="#c0c0c0" style:layout-grid-lines="277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18T16:26:33</dc:date>
    <dc:creator>phung11764 </dc:creator>
    <meta:editing-duration>PT3M43S</meta:editing-duration>
    <meta:editing-cycles>20</meta:editing-cycles>
    <meta:document-statistic meta:table-count="3" meta:image-count="0" meta:object-count="0" meta:page-count="1" meta:paragraph-count="41" meta:word-count="201" meta:character-count="1556" meta:non-whitespace-character-count="1397"/>
  </office:meta>
</office:document-meta>
</file>